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őmenü" style:family="table">
      <style:table-properties style:width="6.6667in" fo:margin-left="0.0354in" table:align="left"/>
    </style:style>
    <style:style style:name="Főmenü.A" style:family="table-column">
      <style:table-column-properties style:column-width="3.3125in"/>
    </style:style>
    <style:style style:name="Főmenü.B" style:family="table-column">
      <style:table-column-properties style:column-width="3.3542in"/>
    </style:style>
    <style:style style:name="Főmenü.A1" style:family="table-cell">
      <style:table-cell-properties style:writing-mode="page"/>
    </style:style>
    <style:style style:name="Főmenü.20" style:family="table-row">
      <style:table-row-properties style:min-row-height="0.2333in"/>
    </style:style>
    <style:style style:name="csincsilla-menüpontok" style:family="table">
      <style:table-properties style:width="6.6931in" table:align="margins"/>
    </style:style>
    <style:style style:name="csincsilla-menüpontok.A" style:family="table-column">
      <style:table-column-properties style:column-width="3.3465in" style:rel-column-width="32767*"/>
    </style:style>
    <style:style style:name="csincsilla-menüpontok.B" style:family="table-column">
      <style:table-column-properties style:column-width="3.3465in" style:rel-column-width="32768*"/>
    </style:style>
    <style:style style:name="csincsilla-menüpontok.A1" style:family="table-cell">
      <style:table-cell-properties style:writing-mode="page"/>
    </style:style>
    <style:style style:name="csincsilla-menüpontok.7" style:family="table-row">
      <style:table-row-properties style:min-row-height="0.225in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58in" style:rel-column-width="32760*"/>
    </style:style>
    <style:style style:name="Table1.B" style:family="table-column">
      <style:table-column-properties style:column-width="3.3472in" style:rel-column-width="32775*"/>
    </style:style>
    <style:style style:name="Table1.A1" style:family="table-cell">
      <style:table-cell-properties style:writing-mode="page"/>
    </style:style>
    <style:style style:name="Table1.7" style:family="table-row">
      <style:table-row-properties style:min-row-height="0.225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style:writing-mode="page"/>
    </style:style>
    <style:style style:name="Table2.7" style:family="table-row">
      <style:table-row-properties style:min-row-height="0.225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58in" style:rel-column-width="32760*"/>
    </style:style>
    <style:style style:name="Table3.B" style:family="table-column">
      <style:table-column-properties style:column-width="3.3472in" style:rel-column-width="32775*"/>
    </style:style>
    <style:style style:name="Table3.A1" style:family="table-cell">
      <style:table-cell-properties style:writing-mode="page"/>
    </style:style>
    <style:style style:name="Table3.5" style:family="table-row">
      <style:table-row-properties style:min-row-height="0.1708in"/>
    </style:style>
    <style:style style:name="Table3.7" style:family="table-row">
      <style:table-row-properties style:min-row-height="0.225in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style:writing-mode="page"/>
    </style:style>
    <style:style style:name="Table4.7" style:family="table-row">
      <style:table-row-properties style:min-row-height="0.225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style:writing-mode="page"/>
    </style:style>
    <style:style style:name="Table5.7" style:family="table-row">
      <style:table-row-properties style:min-row-height="0.225in"/>
    </style:style>
    <style:style style:name="Table6" style:family="table">
      <style:table-properties style:width="6.7521in" fo:margin-left="0.034in" table:align="left"/>
    </style:style>
    <style:style style:name="Table6.A" style:family="table-column">
      <style:table-column-properties style:column-width="3.4375in"/>
    </style:style>
    <style:style style:name="Table6.B" style:family="table-column">
      <style:table-column-properties style:column-width="3.3146in"/>
    </style:style>
    <style:style style:name="Table6.A1" style:family="table-cell">
      <style:table-cell-properties style:writing-mode="page"/>
    </style:style>
    <style:style style:name="Table6.7" style:family="table-row">
      <style:table-row-properties style:min-row-height="0.225in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style:writing-mode="page"/>
    </style:style>
    <style:style style:name="Table7.7" style:family="table-row">
      <style:table-row-properties style:min-row-height="0.225in"/>
    </style:style>
    <style:style style:name="P1" style:family="paragraph" style:parent-style-name="Standard">
      <style:text-properties officeooo:rsid="00071b39" officeooo:paragraph-rsid="00082ace"/>
    </style:style>
    <style:style style:name="P2" style:family="paragraph" style:parent-style-name="Standard">
      <style:text-properties officeooo:rsid="00071b39" officeooo:paragraph-rsid="000a49d0"/>
    </style:style>
    <style:style style:name="P3" style:family="paragraph" style:parent-style-name="Standard">
      <style:text-properties officeooo:rsid="00071b39" officeooo:paragraph-rsid="000c3d57"/>
    </style:style>
    <style:style style:name="P4" style:family="paragraph" style:parent-style-name="Standard">
      <style:text-properties officeooo:rsid="00071b39" officeooo:paragraph-rsid="0013246b"/>
    </style:style>
    <style:style style:name="P5" style:family="paragraph" style:parent-style-name="Standard">
      <style:text-properties officeooo:rsid="00071b39" officeooo:paragraph-rsid="0014500d"/>
    </style:style>
    <style:style style:name="P6" style:family="paragraph" style:parent-style-name="Standard">
      <style:text-properties officeooo:rsid="00071b39" officeooo:paragraph-rsid="0014674d"/>
    </style:style>
    <style:style style:name="P7" style:family="paragraph" style:parent-style-name="Standard">
      <style:text-properties officeooo:rsid="00071b39" officeooo:paragraph-rsid="00155758"/>
    </style:style>
    <style:style style:name="P8" style:family="paragraph" style:parent-style-name="Standard">
      <style:text-properties officeooo:rsid="00071b39" officeooo:paragraph-rsid="0015e8c5"/>
    </style:style>
    <style:style style:name="P9" style:family="paragraph" style:parent-style-name="Standard">
      <style:text-properties officeooo:rsid="00071b39" officeooo:paragraph-rsid="00171a07"/>
    </style:style>
    <style:style style:name="P10" style:family="paragraph" style:parent-style-name="Standard">
      <style:text-properties officeooo:rsid="00071b39" officeooo:paragraph-rsid="00171d66"/>
    </style:style>
    <style:style style:name="P11" style:family="paragraph" style:parent-style-name="Standard">
      <style:text-properties officeooo:rsid="00071b39" officeooo:paragraph-rsid="0017db65"/>
    </style:style>
    <style:style style:name="P12" style:family="paragraph" style:parent-style-name="Standard">
      <style:text-properties officeooo:rsid="00071b39" officeooo:paragraph-rsid="00189383"/>
    </style:style>
    <style:style style:name="P13" style:family="paragraph" style:parent-style-name="Standard">
      <style:text-properties officeooo:rsid="0007bba9" officeooo:paragraph-rsid="00082ace"/>
    </style:style>
    <style:style style:name="P14" style:family="paragraph" style:parent-style-name="Standard">
      <style:text-properties officeooo:rsid="0007bba9" officeooo:paragraph-rsid="0013246b"/>
    </style:style>
    <style:style style:name="P15" style:family="paragraph" style:parent-style-name="Standard">
      <style:text-properties officeooo:rsid="0007bba9" officeooo:paragraph-rsid="00155758"/>
    </style:style>
    <style:style style:name="P1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7bba9" officeooo:paragraph-rsid="0007bba9"/>
    </style:style>
    <style:style style:name="P1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7bba9" officeooo:paragraph-rsid="00082ace"/>
    </style:style>
    <style:style style:name="P1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c3d57" officeooo:paragraph-rsid="000c3d57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c3d57" officeooo:paragraph-rsid="000cfa92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c3d57" officeooo:paragraph-rsid="000d5b32" style:font-weight-asian="bold" style:font-weight-complex="bold"/>
    </style:style>
    <style:style style:name="P21" style:family="paragraph" style:parent-style-name="Standard">
      <style:text-properties officeooo:rsid="00082ace" officeooo:paragraph-rsid="00082ace"/>
    </style:style>
    <style:style style:name="P22" style:family="paragraph" style:parent-style-name="Standard">
      <style:text-properties officeooo:rsid="00082ace" officeooo:paragraph-rsid="00155758"/>
    </style:style>
    <style:style style:name="P23" style:family="paragraph" style:parent-style-name="Standard">
      <style:paragraph-properties fo:text-align="center" style:justify-single-word="false"/>
      <style:text-properties officeooo:paragraph-rsid="000cfa92"/>
    </style:style>
    <style:style style:name="P24" style:family="paragraph" style:parent-style-name="Standard">
      <style:paragraph-properties fo:text-align="center" style:justify-single-word="false"/>
      <style:text-properties officeooo:paragraph-rsid="000d5b32"/>
    </style:style>
    <style:style style:name="P25" style:family="paragraph" style:parent-style-name="Standard">
      <style:text-properties officeooo:paragraph-rsid="000c3d57"/>
    </style:style>
    <style:style style:name="P26" style:family="paragraph" style:parent-style-name="Standard">
      <style:paragraph-properties fo:text-align="center" style:justify-single-word="false"/>
      <style:text-properties style:text-underline-style="none" officeooo:rsid="000c3d57" officeooo:paragraph-rsid="000c3d57"/>
    </style:style>
    <style:style style:name="P27" style:family="paragraph" style:parent-style-name="Standard">
      <style:paragraph-properties fo:text-align="center" style:justify-single-word="false"/>
      <style:text-properties style:text-underline-style="none" fo:font-weight="bold" officeooo:rsid="000c3d57" officeooo:paragraph-rsid="000c3d57" style:font-weight-asian="bold" style:font-weight-complex="bold"/>
    </style:style>
    <style:style style:name="P28" style:family="paragraph" style:parent-style-name="Standard">
      <style:text-properties officeooo:paragraph-rsid="000cfa92"/>
    </style:style>
    <style:style style:name="P29" style:family="paragraph" style:parent-style-name="Standard">
      <style:text-properties officeooo:paragraph-rsid="00171a07"/>
    </style:style>
    <style:style style:name="P30" style:family="paragraph" style:parent-style-name="Standard">
      <style:text-properties officeooo:paragraph-rsid="00171d66"/>
    </style:style>
    <style:style style:name="P31" style:family="paragraph" style:parent-style-name="Standard">
      <style:text-properties officeooo:paragraph-rsid="0017db65"/>
    </style:style>
    <style:style style:name="P32" style:family="paragraph" style:parent-style-name="Standard">
      <style:text-properties officeooo:paragraph-rsid="00189383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text-properties officeooo:paragraph-rsid="000c3d57"/>
    </style:style>
    <style:style style:name="P35" style:family="paragraph" style:parent-style-name="Table_20_Heading">
      <style:text-properties officeooo:rsid="00082ace" officeooo:paragraph-rsid="00082ace"/>
    </style:style>
    <style:style style:name="P36" style:family="paragraph" style:parent-style-name="Table_20_Heading">
      <style:text-properties officeooo:paragraph-rsid="000c3d57"/>
    </style:style>
    <style:style style:name="T1" style:family="text">
      <style:text-properties officeooo:rsid="00071b39"/>
    </style:style>
    <style:style style:name="T2" style:family="text">
      <style:text-properties officeooo:rsid="0007bba9"/>
    </style:style>
    <style:style style:name="T3" style:family="text">
      <style:text-properties officeooo:rsid="00082ace"/>
    </style:style>
    <style:style style:name="T4" style:family="text">
      <style:text-properties officeooo:rsid="000a49d0"/>
    </style:style>
    <style:style style:name="T5" style:family="text">
      <style:text-properties officeooo:rsid="000c3d57"/>
    </style:style>
    <style:style style:name="T6" style:family="text">
      <style:text-properties style:text-underline-style="solid" style:text-underline-width="auto" style:text-underline-color="font-color" fo:font-weight="bold" officeooo:rsid="000c3d57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0cfa92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0d5b32" style:font-weight-asian="bold" style:font-weight-complex="bold"/>
    </style:style>
    <style:style style:name="T9" style:family="text">
      <style:text-properties officeooo:rsid="000cfa92"/>
    </style:style>
    <style:style style:name="T10" style:family="text">
      <style:text-properties officeooo:rsid="000d5b32"/>
    </style:style>
    <style:style style:name="T11" style:family="text">
      <style:text-properties officeooo:rsid="0013246b"/>
    </style:style>
    <style:style style:name="T12" style:family="text">
      <style:text-properties officeooo:rsid="00155758"/>
    </style:style>
    <style:style style:name="T13" style:family="text">
      <style:text-properties officeooo:rsid="0015e8c5"/>
    </style:style>
    <style:style style:name="T14" style:family="text">
      <style:text-properties officeooo:rsid="00171a07"/>
    </style:style>
    <style:style style:name="T15" style:family="text">
      <style:text-properties officeooo:rsid="001f02d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Java és xml fájlok</text:p>
      <text:p text:style-name="P17"/>
      <text:p text:style-name="P18">Főmenüpontok</text:p>
      <text:p text:style-name="P26"/>
      <table:table table:name="Főmenü" table:style-name="Főmenü">
        <table:table-column table:style-name="Főmenü.A"/>
        <table:table-column table:style-name="Főmenü.B"/>
        <table:table-header-rows>
          <table:table-row table:style-name="TableLine93953552842448">
            <table:table-cell table:style-name="Főmenü.A1" office:value-type="string">
              <text:p text:style-name="P35">.java</text:p>
            </table:table-cell>
            <table:table-cell table:style-name="Főmenü.A1" office:value-type="string">
              <text:p text:style-name="Table_20_Heading">.<text:span text:style-name="T3">xml</text:span></text:p>
            </table:table-cell>
          </table:table-row>
        </table:table-header-rows>
        <table:table-row table:style-name="TableLine93953552957488">
          <table:table-cell table:style-name="Főmenü.A1" office:value-type="string">
            <text:p text:style-name="P1"/>
          </table:table-cell>
          <table:table-cell table:style-name="Főmenü.A1" office:value-type="string">
            <text:p text:style-name="P1"/>
          </table:table-cell>
        </table:table-row>
        <table:table-row table:style-name="TableLine93953552957840">
          <table:table-cell table:style-name="Főmenü.A1" office:value-type="string">
            <text:p text:style-name="P1"><text:bookmark-start text:name="__DdeLink__1987_3079042415"/><text:span text:style-name="T12">activity_f</text:span>omenu.java<text:bookmark-end text:name="__DdeLink__1987_3079042415"/></text:p>
          </table:table-cell>
          <table:table-cell table:style-name="Főmenü.A1" office:value-type="string">
            <text:p text:style-name="P4"><text:bookmark-start text:name="__DdeLink__1989_3079042415"/><text:span text:style-name="T11">layout</text:span>_<text:span text:style-name="T15">fomenu</text:span>.xml<text:bookmark-end text:name="__DdeLink__1989_3079042415"/></text:p>
          </table:table-cell>
        </table:table-row>
        <table:table-row table:style-name="TableLine93953552958368">
          <table:table-cell table:style-name="Főmenü.A1" office:value-type="string">
            <text:p text:style-name="P13"/>
          </table:table-cell>
          <table:table-cell table:style-name="Főmenü.A1" office:value-type="string">
            <text:p text:style-name="Table_20_Contents"/>
          </table:table-cell>
        </table:table-row>
        <table:table-row table:style-name="TableLine93953552959008">
          <table:table-cell table:style-name="Főmenü.A1" office:value-type="string">
            <text:p text:style-name="P7"><text:bookmark-start text:name="__DdeLink__1991_3079042415"/><text:span text:style-name="T12">activity_</text:span><text:span text:style-name="T2">c</text:span>sincsilla.java<text:bookmark-end text:name="__DdeLink__1991_3079042415"/></text:p>
          </table:table-cell>
          <table:table-cell table:style-name="Főmenü.A1" office:value-type="string">
            <text:p text:style-name="P4"><text:span text:style-name="T11">layout</text:span>_<text:span text:style-name="T15">csincsilla.</text:span>xml</text:p>
          </table:table-cell>
        </table:table-row>
        <table:table-row table:style-name="TableLine93953552959648">
          <table:table-cell table:style-name="Főmenü.A1" office:value-type="string">
            <text:p text:style-name="P13"/>
          </table:table-cell>
          <table:table-cell table:style-name="Főmenü.A1" office:value-type="string">
            <text:p text:style-name="Table_20_Contents"/>
          </table:table-cell>
        </table:table-row>
        <table:table-row table:style-name="TableLine93953552960240">
          <table:table-cell table:style-name="Főmenü.A1" office:value-type="string">
            <text:p text:style-name="P15"><text:bookmark-start text:name="__DdeLink__1993_3079042415"/><text:span text:style-name="T12">activity_</text:span>patkany.java<text:bookmark-end text:name="__DdeLink__1993_3079042415"/></text:p>
          </table:table-cell>
          <table:table-cell table:style-name="Főmenü.A1" office:value-type="string">
            <text:p text:style-name="P14"><text:span text:style-name="T11">layout</text:span><text:span text:style-name="T1">_</text:span>patkany.<text:span text:style-name="T1">xml</text:span></text:p>
          </table:table-cell>
        </table:table-row>
        <table:table-row table:style-name="TableLine93953552960880">
          <table:table-cell table:style-name="Főmenü.A1" office:value-type="string">
            <text:p text:style-name="P13"/>
          </table:table-cell>
          <table:table-cell table:style-name="Főmenü.A1" office:value-type="string">
            <text:p text:style-name="Table_20_Contents"/>
          </table:table-cell>
        </table:table-row>
        <table:table-row table:style-name="TableLine93953552961520">
          <table:table-cell table:style-name="Főmenü.A1" office:value-type="string">
            <text:p text:style-name="P15"><text:bookmark-start text:name="__DdeLink__1995_3079042415"/><text:span text:style-name="T12">activity_</text:span>degu.java<text:bookmark-end text:name="__DdeLink__1995_3079042415"/></text:p>
          </table:table-cell>
          <table:table-cell table:style-name="Főmenü.A1" office:value-type="string">
            <text:p text:style-name="P14"><text:span text:style-name="T11">layout</text:span><text:span text:style-name="T1">_</text:span>degu<text:span text:style-name="T1">.xml</text:span></text:p>
          </table:table-cell>
        </table:table-row>
        <table:table-row table:style-name="TableLine93953552962160">
          <table:table-cell table:style-name="Főmenü.A1" office:value-type="string">
            <text:p text:style-name="P13"/>
          </table:table-cell>
          <table:table-cell table:style-name="Főmenü.A1" office:value-type="string">
            <text:p text:style-name="Table_20_Contents"/>
          </table:table-cell>
        </table:table-row>
        <table:table-row table:style-name="TableLine93953552962800">
          <table:table-cell table:style-name="Főmenü.A1" office:value-type="string">
            <text:p text:style-name="P15"><text:bookmark-start text:name="__DdeLink__1997_3079042415"/><text:span text:style-name="T12">activity_</text:span>mokus.java<text:bookmark-end text:name="__DdeLink__1997_3079042415"/></text:p>
          </table:table-cell>
          <table:table-cell table:style-name="Főmenü.A1" office:value-type="string">
            <text:p text:style-name="P14"><text:span text:style-name="T11">layout</text:span><text:span text:style-name="T1">_m</text:span>okus<text:span text:style-name="T1">.xml</text:span></text:p>
          </table:table-cell>
        </table:table-row>
        <table:table-row table:style-name="TableLine93953552963600">
          <table:table-cell table:style-name="Főmenü.A1" office:value-type="string">
            <text:p text:style-name="P13"/>
          </table:table-cell>
          <table:table-cell table:style-name="Főmenü.A1" office:value-type="string">
            <text:p text:style-name="Table_20_Contents"/>
          </table:table-cell>
        </table:table-row>
        <table:table-row table:style-name="TableLine93953552964400">
          <table:table-cell table:style-name="Főmenü.A1" office:value-type="string">
            <text:p text:style-name="P15"><text:bookmark-start text:name="__DdeLink__1999_3079042415"/><text:span text:style-name="T12">activity_</text:span>horcsog.java<text:bookmark-end text:name="__DdeLink__1999_3079042415"/></text:p>
          </table:table-cell>
          <table:table-cell table:style-name="Főmenü.A1" office:value-type="string">
            <text:p text:style-name="P14"><text:span text:style-name="T11">layout</text:span><text:span text:style-name="T1">_</text:span>horcsog.<text:span text:style-name="T1">xml</text:span></text:p>
          </table:table-cell>
        </table:table-row>
        <table:table-row table:style-name="TableLine93953552965200">
          <table:table-cell table:style-name="Főmenü.A1" office:value-type="string">
            <text:p text:style-name="Table_20_Contents"/>
          </table:table-cell>
          <table:table-cell table:style-name="Főmenü.A1" office:value-type="string">
            <text:p text:style-name="Table_20_Contents"/>
          </table:table-cell>
        </table:table-row>
        <table:table-row table:style-name="TableLine93953552966000">
          <table:table-cell table:style-name="Főmenü.A1" office:value-type="string">
            <text:p text:style-name="P15"><text:bookmark-start text:name="__DdeLink__2001_3079042415"/><text:span text:style-name="T12">activity_</text:span>eger.java<text:bookmark-end text:name="__DdeLink__2001_3079042415"/></text:p>
          </table:table-cell>
          <table:table-cell table:style-name="Főmenü.A1" office:value-type="string">
            <text:p text:style-name="P14"><text:span text:style-name="T11">layout</text:span><text:span text:style-name="T1">_</text:span>eger.<text:span text:style-name="T1">xml</text:span></text:p>
          </table:table-cell>
        </table:table-row>
        <table:table-row table:style-name="TableLine93953552966800">
          <table:table-cell table:style-name="Főmenü.A1" office:value-type="string">
            <text:p text:style-name="P13"/>
          </table:table-cell>
          <table:table-cell table:style-name="Főmenü.A1" office:value-type="string">
            <text:p text:style-name="Table_20_Contents"/>
          </table:table-cell>
        </table:table-row>
        <table:table-row table:style-name="TableLine93953552967600">
          <table:table-cell table:style-name="Főmenü.A1" office:value-type="string">
            <text:p text:style-name="P15"><text:bookmark-start text:name="__DdeLink__2003_3079042415"/><text:span text:style-name="T12">activity_t</text:span>engeri_malac.java<text:bookmark-end text:name="__DdeLink__2003_3079042415"/></text:p>
          </table:table-cell>
          <table:table-cell table:style-name="Főmenü.A1" office:value-type="string">
            <text:p text:style-name="P14"><text:span text:style-name="T11">layout</text:span><text:span text:style-name="T1">_</text:span><text:span text:style-name="T3">tengeri_malac.</text:span><text:span text:style-name="T1">xml</text:span></text:p>
          </table:table-cell>
        </table:table-row>
        <table:table-row table:style-name="TableLine93953552968400">
          <table:table-cell table:style-name="Főmenü.A1" office:value-type="string">
            <text:p text:style-name="P21"/>
          </table:table-cell>
          <table:table-cell table:style-name="Főmenü.A1" office:value-type="string">
            <text:p text:style-name="Table_20_Contents"/>
          </table:table-cell>
        </table:table-row>
        <table:table-row table:style-name="TableLine93953552969200">
          <table:table-cell table:style-name="Főmenü.A1" office:value-type="string">
            <text:p text:style-name="P22"><text:bookmark-start text:name="__DdeLink__2005_3079042415"/><text:span text:style-name="T12">activity_ny</text:span>ul.java<text:bookmark-end text:name="__DdeLink__2005_3079042415"/></text:p>
          </table:table-cell>
          <table:table-cell table:style-name="Főmenü.A1" office:value-type="string">
            <text:p text:style-name="P14"><text:span text:style-name="T11">layout</text:span><text:span text:style-name="T1">_</text:span><text:span text:style-name="T3">nyul.</text:span><text:span text:style-name="T1">xml</text:span></text:p>
          </table:table-cell>
        </table:table-row>
        <table:table-row table:style-name="Főmenü.20">
          <table:table-cell table:style-name="Főmenü.A1" office:value-type="string">
            <text:p text:style-name="P33"/>
          </table:table-cell>
          <table:table-cell table:style-name="Főmenü.A1" office:value-type="string">
            <text:p text:style-name="P33"/>
          </table:table-cell>
        </table:table-row>
      </table:table>
      <text:p text:style-name="P16"/>
      <text:p text:style-name="P18">Csincsilla menüpontok</text:p>
      <text:p text:style-name="P27"/>
      <table:table table:name="csincsilla-menüpontok" table:style-name="csincsilla-menüpontok">
        <table:table-column table:style-name="csincsilla-menüpontok.A"/>
        <table:table-column table:style-name="csincsilla-menüpontok.B"/>
        <table:table-header-rows>
          <table:table-row table:style-name="TableLine93953552971936">
            <table:table-cell table:style-name="csincsilla-menüpontok.A1" office:value-type="string">
              <text:p text:style-name="Table_20_Heading">.<text:span text:style-name="T4">java</text:span></text:p>
            </table:table-cell>
            <table:table-cell table:style-name="csincsilla-menüpontok.A1" office:value-type="string">
              <text:p text:style-name="Table_20_Heading">.<text:span text:style-name="T4">xml</text:span></text:p>
            </table:table-cell>
          </table:table-row>
        </table:table-header-rows>
        <table:table-row table:style-name="TableLine93953553006400">
          <table:table-cell table:style-name="csincsilla-menüpontok.A1" office:value-type="string">
            <text:p text:style-name="Table_20_Contents"/>
          </table:table-cell>
          <table:table-cell table:style-name="csincsilla-menüpontok.A1" office:value-type="string">
            <text:p text:style-name="Table_20_Contents"/>
          </table:table-cell>
        </table:table-row>
        <table:table-row table:style-name="TableLine93953553006752">
          <table:table-cell table:style-name="csincsilla-menüpontok.A1" office:value-type="string">
            <text:p text:style-name="P7"><text:bookmark-start text:name="__DdeLink__2007_3079042415"/><text:span text:style-name="T12">activity_c</text:span>sincsilla_<text:span text:style-name="T5">altalanos_tudnivalok</text:span>.java<text:bookmark-end text:name="__DdeLink__2007_3079042415"/></text:p>
          </table:table-cell>
          <table:table-cell table:style-name="csincsilla-menüpontok.A1" office:value-type="string">
            <text:p text:style-name="P4"><text:span text:style-name="T11">layout</text:span><text:bookmark-start text:name="__DdeLink__1569_1725618087"/><text:span text:style-name="T4">_c</text:span>sincsilla_<text:span text:style-name="T4">altalanos_tudnivalok</text:span>.<text:span text:style-name="T4">xml</text:span><text:bookmark-end text:name="__DdeLink__1569_1725618087"/></text:p>
          </table:table-cell>
        </table:table-row>
        <table:table-row table:style-name="TableLine93953553007280">
          <table:table-cell table:style-name="csincsilla-menüpontok.A1" office:value-type="string">
            <text:p text:style-name="Table_20_Contents"/>
          </table:table-cell>
          <table:table-cell table:style-name="csincsilla-menüpontok.A1" office:value-type="string">
            <text:p text:style-name="Table_20_Contents"/>
          </table:table-cell>
        </table:table-row>
        <table:table-row table:style-name="TableLine93953553007920">
          <table:table-cell table:style-name="csincsilla-menüpontok.A1" office:value-type="string">
            <text:p text:style-name="P7"><text:bookmark-start text:name="__DdeLink__1573_1725618087"/><text:bookmark-start text:name="__DdeLink__2009_3079042415"/><text:span text:style-name="T12">activity_c</text:span>sincsilla_<text:span text:style-name="T5">gondozas</text:span>.java<text:bookmark-end text:name="__DdeLink__1573_1725618087"/><text:bookmark-end text:name="__DdeLink__2009_3079042415"/></text:p>
          </table:table-cell>
          <table:table-cell table:style-name="csincsilla-menüpontok.A1" office:value-type="string">
            <text:p text:style-name="P5"><text:span text:style-name="T11">layout</text:span><text:span text:style-name="T4">_</text:span><text:bookmark-start text:name="__DdeLink__1571_1725618087"/><text:span text:style-name="T4">c</text:span>sincsilla_<text:span text:style-name="T5">gondozas.</text:span><text:bookmark-end text:name="__DdeLink__1571_1725618087"/><text:span text:style-name="T4">xml</text:span></text:p>
          </table:table-cell>
        </table:table-row>
        <table:table-row table:style-name="TableLine93953553008560">
          <table:table-cell table:style-name="csincsilla-menüpontok.A1" office:value-type="string">
            <text:p text:style-name="Table_20_Contents"/>
          </table:table-cell>
          <table:table-cell table:style-name="csincsilla-menüpontok.A1" office:value-type="string">
            <text:p text:style-name="Table_20_Contents"/>
          </table:table-cell>
        </table:table-row>
        <table:table-row table:style-name="csincsilla-menüpontok.7">
          <table:table-cell table:style-name="csincsilla-menüpontok.A1" office:value-type="string">
            <text:p text:style-name="P8"><text:bookmark-start text:name="__DdeLink__2011_3079042415"/><text:span text:style-name="T12">activity_</text:span><text:span text:style-name="T13">c</text:span>sincsilla_<text:span text:style-name="T5">taplalas.</text:span>java<text:bookmark-end text:name="__DdeLink__2011_3079042415"/></text:p>
          </table:table-cell>
          <table:table-cell table:style-name="csincsilla-menüpontok.A1" office:value-type="string">
            <text:p text:style-name="P5"><text:span text:style-name="T11">layout</text:span><text:bookmark-start text:name="__DdeLink__1577_1725618087"/><text:bookmark-start text:name="__DdeLink__1575_1725618087"/><text:span text:style-name="T4">_c</text:span>sincsilla<text:span text:style-name="T4">_</text:span><text:span text:style-name="T5">taplalas</text:span>.<text:span text:style-name="T4">xml</text:span><text:bookmark-end text:name="__DdeLink__1577_1725618087"/><text:bookmark-end text:name="__DdeLink__1575_1725618087"/></text:p>
          </table:table-cell>
        </table:table-row>
        <table:table-row table:style-name="TableLine93953553009952">
          <table:table-cell table:style-name="csincsilla-menüpontok.A1" office:value-type="string">
            <text:p text:style-name="Table_20_Contents"/>
          </table:table-cell>
          <table:table-cell table:style-name="csincsilla-menüpontok.A1" office:value-type="string">
            <text:p text:style-name="Table_20_Contents"/>
          </table:table-cell>
        </table:table-row>
        <table:table-row table:style-name="TableLine93953553010432">
          <table:table-cell table:style-name="csincsilla-menüpontok.A1" office:value-type="string">
            <text:p text:style-name="P8"><text:bookmark-start text:name="__DdeLink__2013_3079042415"/><text:span text:style-name="T12">activity_</text:span><text:span text:style-name="T13">c</text:span>sincsilla_<text:span text:style-name="T5">betegsegek</text:span>.java<text:bookmark-end text:name="__DdeLink__2013_3079042415"/></text:p>
          </table:table-cell>
          <table:table-cell table:style-name="csincsilla-menüpontok.A1" office:value-type="string">
            <text:p text:style-name="P5"><text:span text:style-name="T11">layout</text:span><text:bookmark-start text:name="__DdeLink__1579_1725618087"/><text:span text:style-name="T4">_c</text:span>sincsilla_<text:span text:style-name="T5">betegsegek</text:span>.<text:span text:style-name="T4">xml</text:span><text:bookmark-end text:name="__DdeLink__1579_1725618087"/></text:p>
          </table:table-cell>
        </table:table-row>
        <table:table-row table:style-name="TableLine93953553011072">
          <table:table-cell table:style-name="csincsilla-menüpontok.A1" office:value-type="string">
            <text:p text:style-name="Table_20_Contents"/>
          </table:table-cell>
          <table:table-cell table:style-name="csincsilla-menüpontok.A1" office:value-type="string">
            <text:p text:style-name="Table_20_Contents"/>
          </table:table-cell>
        </table:table-row>
        <table:table-row table:style-name="TableLine93953553011712">
          <table:table-cell table:style-name="csincsilla-menüpontok.A1" office:value-type="string">
            <text:p text:style-name="P8"><text:bookmark-start text:name="__DdeLink__2015_3079042415"/><text:span text:style-name="T12">activity_</text:span><text:span text:style-name="T13">c</text:span>sincsilla_<text:span text:style-name="T5">ajanlott_allatorvosok.</text:span>java<text:bookmark-end text:name="__DdeLink__2015_3079042415"/></text:p>
          </table:table-cell>
          <table:table-cell table:style-name="csincsilla-menüpontok.A1" office:value-type="string">
            <text:p text:style-name="P5"><text:span text:style-name="T11">layout</text:span><text:bookmark-start text:name="__DdeLink__1581_1725618087"/><text:span text:style-name="T5">_c</text:span>sincsilla_<text:span text:style-name="T5">ajanlott_allatorvosok.xml</text:span><text:bookmark-end text:name="__DdeLink__1581_1725618087"/></text:p>
          </table:table-cell>
        </table:table-row>
        <table:table-row table:style-name="TableLine93953553012512">
          <table:table-cell table:style-name="csincsilla-menüpontok.A1" office:value-type="string">
            <text:p text:style-name="Table_20_Contents"/>
          </table:table-cell>
          <table:table-cell table:style-name="csincsilla-menüpontok.A1" office:value-type="string">
            <text:p text:style-name="Table_20_Contents"/>
          </table:table-cell>
        </table:table-row>
        <table:table-row table:style-name="TableLine93953553013312">
          <table:table-cell table:style-name="csincsilla-menüpontok.A1" office:value-type="string">
            <text:p text:style-name="P8"><text:bookmark-start text:name="__DdeLink__2017_3079042415"/><text:span text:style-name="T12">activity_</text:span><text:span text:style-name="T13">c</text:span>sincsilla_<text:span text:style-name="T5">mentoszervezetek.</text:span>java<text:bookmark-end text:name="__DdeLink__2017_3079042415"/></text:p>
          </table:table-cell>
          <table:table-cell table:style-name="csincsilla-menüpontok.A1" office:value-type="string">
            <text:p text:style-name="P5"><text:span text:style-name="T11">layout</text:span><text:bookmark-start text:name="__DdeLink__1583_1725618087"/><text:span text:style-name="T4">_c</text:span>sincsilla_<text:span text:style-name="T5">mentoszervezetek</text:span>.<text:span text:style-name="T4">xml</text:span><text:bookmark-end text:name="__DdeLink__1583_1725618087"/></text:p>
          </table:table-cell>
        </table:table-row>
        <table:table-row table:style-name="TableLine93953553014112">
          <table:table-cell table:style-name="csincsilla-menüpontok.A1" office:value-type="string">
            <text:p text:style-name="Table_20_Contents"/>
          </table:table-cell>
          <table:table-cell table:style-name="csincsilla-menüpontok.A1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><text:soft-page-break/>Patkány menüpontok</text:p>
      <text:p text:style-name="P18"/>
      <table:table table:name="Table1" table:style-name="Table1">
        <table:table-column table:style-name="Table1.A"/>
        <table:table-column table:style-name="Table1.B"/>
        <table:table-header-rows>
          <table:table-row table:style-name="TableLine93953553022800">
            <table:table-cell table:style-name="Table1.A1" office:value-type="string">
              <text:p text:style-name="P36">.<text:span text:style-name="T4">java</text:span></text:p>
            </table:table-cell>
            <table:table-cell table:style-name="Table1.A1" office:value-type="string">
              <text:p text:style-name="P36">.<text:span text:style-name="T4">xml</text:span></text:p>
            </table:table-cell>
          </table:table-row>
        </table:table-header-rows>
        <table:table-row table:style-name="TableLine93953553058192"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</table:table-row>
        <table:table-row table:style-name="TableLine93953553058544">
          <table:table-cell table:style-name="Table1.A1" office:value-type="string">
            <text:p text:style-name="P29"><text:bookmark-start text:name="__DdeLink__2019_3079042415"/><text:span text:style-name="T12">activity_</text:span><text:span text:style-name="T14">p</text:span><text:span text:style-name="T5">atkany</text:span><text:span text:style-name="T1">_</text:span><text:span text:style-name="T5">altalanos_tudnivalok</text:span><text:span text:style-name="T1">.java</text:span><text:bookmark-end text:name="__DdeLink__2019_3079042415"/></text:p>
          </table:table-cell>
          <table:table-cell table:style-name="Table1.A1" office:value-type="string">
            <text:p text:style-name="P5"><text:span text:style-name="T11">layout</text:span><text:bookmark-start text:name="__DdeLink__1585_1725618087"/><text:span text:style-name="T4">_</text:span><text:span text:style-name="T5">patkany</text:span>_<text:span text:style-name="T4">altalanos_tudnivalok</text:span>.<text:span text:style-name="T4">xml</text:span><text:bookmark-end text:name="__DdeLink__1585_1725618087"/></text:p>
          </table:table-cell>
        </table:table-row>
        <table:table-row table:style-name="TableLine93953553059072"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</table:table-row>
        <table:table-row table:style-name="TableLine93953553059712">
          <table:table-cell table:style-name="Table1.A1" office:value-type="string">
            <text:p text:style-name="P9"><text:bookmark-start text:name="__DdeLink__2021_3079042415"/><text:span text:style-name="T12">activity_</text:span><text:span text:style-name="T14">p</text:span><text:span text:style-name="T5">atkany</text:span>_<text:span text:style-name="T5">gondozas</text:span>.java<text:bookmark-end text:name="__DdeLink__2021_3079042415"/></text:p>
          </table:table-cell>
          <table:table-cell table:style-name="Table1.A1" office:value-type="string">
            <text:p text:style-name="P5"><text:span text:style-name="T11">layout</text:span><text:bookmark-start text:name="__DdeLink__1587_1725618087"/><text:span text:style-name="T4">_</text:span><text:span text:style-name="T5">patkany</text:span>_<text:span text:style-name="T5">gondozas.</text:span><text:span text:style-name="T4">xml</text:span><text:bookmark-end text:name="__DdeLink__1587_1725618087"/></text:p>
          </table:table-cell>
        </table:table-row>
        <table:table-row table:style-name="TableLine93953553060352"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</table:table-row>
        <table:table-row table:style-name="Table1.7">
          <table:table-cell table:style-name="Table1.A1" office:value-type="string">
            <text:p text:style-name="P9"><text:bookmark-start text:name="__DdeLink__2023_3079042415"/><text:span text:style-name="T12">activity_</text:span><text:span text:style-name="T14">p</text:span><text:span text:style-name="T5">atkany</text:span>_<text:span text:style-name="T5">taplalas.</text:span>java<text:bookmark-end text:name="__DdeLink__2023_3079042415"/></text:p>
          </table:table-cell>
          <table:table-cell table:style-name="Table1.A1" office:value-type="string">
            <text:p text:style-name="P5"><text:span text:style-name="T11">layout</text:span><text:bookmark-start text:name="__DdeLink__1589_1725618087"/><text:span text:style-name="T4">_</text:span><text:span text:style-name="T5">patkany</text:span><text:span text:style-name="T4">_</text:span><text:span text:style-name="T5">taplalas</text:span>.<text:span text:style-name="T4">xml</text:span><text:bookmark-end text:name="__DdeLink__1589_1725618087"/></text:p>
          </table:table-cell>
        </table:table-row>
        <table:table-row table:style-name="TableLine93953553061744"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</table:table-row>
        <table:table-row table:style-name="TableLine93953553062224">
          <table:table-cell table:style-name="Table1.A1" office:value-type="string">
            <text:p text:style-name="P9"><text:bookmark-start text:name="__DdeLink__2025_3079042415"/><text:span text:style-name="T12">activity_</text:span><text:span text:style-name="T14">p</text:span><text:span text:style-name="T5">atkany</text:span>_<text:span text:style-name="T5">betegsegek</text:span>.java<text:bookmark-end text:name="__DdeLink__2025_3079042415"/></text:p>
          </table:table-cell>
          <table:table-cell table:style-name="Table1.A1" office:value-type="string">
            <text:p text:style-name="P5"><text:span text:style-name="T11">layout</text:span><text:bookmark-start text:name="__DdeLink__1591_1725618087"/><text:span text:style-name="T4">_</text:span><text:span text:style-name="T5">patkany</text:span>_<text:span text:style-name="T5">betegsegek</text:span>.<text:span text:style-name="T4">xml</text:span><text:bookmark-end text:name="__DdeLink__1591_1725618087"/></text:p>
          </table:table-cell>
        </table:table-row>
        <table:table-row table:style-name="TableLine93953553062864"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</table:table-row>
        <table:table-row table:style-name="TableLine93953553063504">
          <table:table-cell table:style-name="Table1.A1" office:value-type="string">
            <text:p text:style-name="P9"><text:bookmark-start text:name="__DdeLink__2027_3079042415"/><text:span text:style-name="T12">activity_</text:span><text:span text:style-name="T14">p</text:span><text:span text:style-name="T5">atkany</text:span>_<text:span text:style-name="T5">ajanlott_allatorvosok.</text:span>java<text:bookmark-end text:name="__DdeLink__2027_3079042415"/></text:p>
          </table:table-cell>
          <table:table-cell table:style-name="Table1.A1" office:value-type="string">
            <text:p text:style-name="P5"><text:span text:style-name="T11">layout</text:span><text:bookmark-start text:name="__DdeLink__1593_1725618087"/><text:span text:style-name="T5">_patkany</text:span>_<text:span text:style-name="T5">ajanlott_allatorvosok.xml</text:span><text:bookmark-end text:name="__DdeLink__1593_1725618087"/></text:p>
          </table:table-cell>
        </table:table-row>
        <table:table-row table:style-name="TableLine93953553064144"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</table:table-row>
        <table:table-row table:style-name="TableLine93953553064784">
          <table:table-cell table:style-name="Table1.A1" office:value-type="string">
            <text:p text:style-name="P9"><text:bookmark-start text:name="__DdeLink__2029_3079042415"/><text:span text:style-name="T12">activity_</text:span><text:span text:style-name="T14">p</text:span><text:span text:style-name="T5">atkany</text:span>_<text:span text:style-name="T5">mentoszervezetek.</text:span>java<text:bookmark-end text:name="__DdeLink__2029_3079042415"/></text:p>
          </table:table-cell>
          <table:table-cell table:style-name="Table1.A1" office:value-type="string">
            <text:p text:style-name="P5"><text:span text:style-name="T11">layout</text:span><text:bookmark-start text:name="__DdeLink__1595_1725618087"/><text:span text:style-name="T4">_</text:span><text:span text:style-name="T5">patkany</text:span>_<text:span text:style-name="T5">mentoszervezetek</text:span>.<text:span text:style-name="T4">xml</text:span><text:bookmark-end text:name="__DdeLink__1595_1725618087"/></text:p>
          </table:table-cell>
        </table:table-row>
        <table:table-row table:style-name="TableLine93953553065584"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</table:table-row>
      </table:table>
      <text:p text:style-name="P25"/>
      <text:p text:style-name="P18">Degu menüpontok</text:p>
      <text:p text:style-name="P18"/>
      <table:table table:name="Table2" table:style-name="Table2">
        <table:table-column table:style-name="Table2.A"/>
        <table:table-column table:style-name="Table2.B"/>
        <table:table-header-rows>
          <table:table-row table:style-name="TableLine93953553067360">
            <table:table-cell table:style-name="Table2.A1" office:value-type="string">
              <text:p text:style-name="P36">.<text:span text:style-name="T4">java</text:span></text:p>
            </table:table-cell>
            <table:table-cell table:style-name="Table2.A1" office:value-type="string">
              <text:p text:style-name="P36">.<text:span text:style-name="T4">xml</text:span></text:p>
            </table:table-cell>
          </table:table-row>
        </table:table-header-rows>
        <table:table-row table:style-name="TableLine93953553102512"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</table:table-row>
        <table:table-row table:style-name="TableLine93953553102864">
          <table:table-cell table:style-name="Table2.A1" office:value-type="string">
            <text:p text:style-name="P29"><text:bookmark-start text:name="__DdeLink__2031_3079042415"/><text:span text:style-name="T12">activity_</text:span><text:span text:style-name="T14">de</text:span><text:span text:style-name="T9">gu</text:span><text:span text:style-name="T1">_</text:span><text:span text:style-name="T5">altalanos_tudnivalok</text:span><text:span text:style-name="T1">.java</text:span><text:bookmark-end text:name="__DdeLink__2031_3079042415"/></text:p>
          </table:table-cell>
          <table:table-cell table:style-name="Table2.A1" office:value-type="string">
            <text:p text:style-name="P5"><text:span text:style-name="T11">layout</text:span><text:bookmark-start text:name="__DdeLink__1597_1725618087"/><text:span text:style-name="T4">_</text:span><text:span text:style-name="T9">degu</text:span>_<text:span text:style-name="T4">altalanos_tudnivalok</text:span>.<text:span text:style-name="T4">xml</text:span><text:bookmark-end text:name="__DdeLink__1597_1725618087"/></text:p>
          </table:table-cell>
        </table:table-row>
        <table:table-row table:style-name="TableLine93953553103392"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</table:table-row>
        <table:table-row table:style-name="TableLine93953553104032">
          <table:table-cell table:style-name="Table2.A1" office:value-type="string">
            <text:p text:style-name="P9"><text:bookmark-start text:name="__DdeLink__2033_3079042415"/><text:span text:style-name="T12">activity_</text:span><text:span text:style-name="T14">d</text:span><text:span text:style-name="T9">egu</text:span>_<text:span text:style-name="T5">gondozas</text:span>.java<text:bookmark-end text:name="__DdeLink__2033_3079042415"/></text:p>
          </table:table-cell>
          <table:table-cell table:style-name="Table2.A1" office:value-type="string">
            <text:p text:style-name="P5"><text:span text:style-name="T11">layout</text:span><text:bookmark-start text:name="__DdeLink__1599_1725618087"/><text:span text:style-name="T4">_</text:span><text:span text:style-name="T9">degu</text:span>_<text:span text:style-name="T5">gondozas.</text:span><text:span text:style-name="T4">xml</text:span><text:bookmark-end text:name="__DdeLink__1599_1725618087"/></text:p>
          </table:table-cell>
        </table:table-row>
        <table:table-row table:style-name="TableLine93953553104672"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</table:table-row>
        <table:table-row table:style-name="Table2.7">
          <table:table-cell table:style-name="Table2.A1" office:value-type="string">
            <text:p text:style-name="P9"><text:bookmark-start text:name="__DdeLink__2035_3079042415"/><text:span text:style-name="T12">activity_</text:span><text:span text:style-name="T14">d</text:span><text:span text:style-name="T9">egu</text:span>_<text:span text:style-name="T5">taplalas.</text:span>java<text:bookmark-end text:name="__DdeLink__2035_3079042415"/></text:p>
          </table:table-cell>
          <table:table-cell table:style-name="Table2.A1" office:value-type="string">
            <text:p text:style-name="P5"><text:span text:style-name="T11">layout</text:span><text:bookmark-start text:name="__DdeLink__1601_1725618087"/><text:span text:style-name="T4">_</text:span><text:span text:style-name="T9">degu</text:span><text:span text:style-name="T4">_</text:span><text:span text:style-name="T5">taplalas</text:span>.<text:span text:style-name="T4">xml</text:span><text:bookmark-end text:name="__DdeLink__1601_1725618087"/></text:p>
          </table:table-cell>
        </table:table-row>
        <table:table-row table:style-name="TableLine93953553106064"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</table:table-row>
        <table:table-row table:style-name="TableLine93953553106544">
          <table:table-cell table:style-name="Table2.A1" office:value-type="string">
            <text:p text:style-name="P10"><text:bookmark-start text:name="__DdeLink__2037_3079042415"/><text:span text:style-name="T12">activity_</text:span><text:span text:style-name="T9">degu</text:span>_<text:span text:style-name="T5">betegsegek</text:span>.java<text:bookmark-end text:name="__DdeLink__2037_3079042415"/></text:p>
          </table:table-cell>
          <table:table-cell table:style-name="Table2.A1" office:value-type="string">
            <text:p text:style-name="P5"><text:span text:style-name="T11">layout</text:span><text:bookmark-start text:name="__DdeLink__1603_1725618087"/><text:span text:style-name="T4">_</text:span><text:span text:style-name="T9">degu</text:span>_<text:span text:style-name="T5">betegsegek</text:span>.<text:span text:style-name="T4">xml</text:span><text:bookmark-end text:name="__DdeLink__1603_1725618087"/></text:p>
          </table:table-cell>
        </table:table-row>
        <table:table-row table:style-name="TableLine93953553107184"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</table:table-row>
        <table:table-row table:style-name="TableLine93953553107824">
          <table:table-cell table:style-name="Table2.A1" office:value-type="string">
            <text:p text:style-name="P10"><text:bookmark-start text:name="__DdeLink__2039_3079042415"/><text:span text:style-name="T12">activity_</text:span><text:span text:style-name="T9">degu</text:span>_<text:span text:style-name="T5">ajanlott_allatorvosok.</text:span>java<text:bookmark-end text:name="__DdeLink__2039_3079042415"/></text:p>
          </table:table-cell>
          <table:table-cell table:style-name="Table2.A1" office:value-type="string">
            <text:p text:style-name="P5"><text:span text:style-name="T11">layout</text:span><text:bookmark-start text:name="__DdeLink__1605_1725618087"/><text:span text:style-name="T5">_</text:span><text:span text:style-name="T9">degu</text:span>_<text:span text:style-name="T5">ajanlott_allatorvosok.xml</text:span><text:bookmark-end text:name="__DdeLink__1605_1725618087"/></text:p>
          </table:table-cell>
        </table:table-row>
        <table:table-row table:style-name="TableLine93953553108464"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</table:table-row>
        <table:table-row table:style-name="TableLine93953553109104">
          <table:table-cell table:style-name="Table2.A1" office:value-type="string">
            <text:p text:style-name="P10"><text:bookmark-start text:name="__DdeLink__2041_3079042415"/><text:span text:style-name="T12">activity_</text:span><text:span text:style-name="T9">degu</text:span>_<text:span text:style-name="T5">mentoszervezetek.</text:span>java<text:bookmark-end text:name="__DdeLink__2041_3079042415"/></text:p>
          </table:table-cell>
          <table:table-cell table:style-name="Table2.A1" office:value-type="string">
            <text:p text:style-name="P5"><text:span text:style-name="T11">layout</text:span><text:bookmark-start text:name="__DdeLink__1607_1725618087"/><text:span text:style-name="T4">_</text:span><text:span text:style-name="T9">degu</text:span>_<text:span text:style-name="T5">mentoszervezetek</text:span>.<text:span text:style-name="T4">xml</text:span><text:bookmark-end text:name="__DdeLink__1607_1725618087"/></text:p>
          </table:table-cell>
        </table:table-row>
        <table:table-row table:style-name="TableLine93953553109904"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</table:table-row>
      </table:table>
      <text:p text:style-name="P3"/>
      <text:p text:style-name="P23"><text:span text:style-name="T7">Mókus</text:span><text:span text:style-name="T6"> menüpontok</text:span></text:p>
      <text:p text:style-name="P19"/>
      <table:table table:name="Table3" table:style-name="Table3">
        <table:table-column table:style-name="Table3.A"/>
        <table:table-column table:style-name="Table3.B"/>
        <table:table-header-rows>
          <table:table-row table:style-name="TableLine93953553111680">
            <table:table-cell table:style-name="Table3.A1" office:value-type="string">
              <text:p text:style-name="P36">.<text:span text:style-name="T4">java</text:span></text:p>
            </table:table-cell>
            <table:table-cell table:style-name="Table3.A1" office:value-type="string">
              <text:p text:style-name="P36">.<text:span text:style-name="T4">xml</text:span></text:p>
            </table:table-cell>
          </table:table-row>
        </table:table-header-rows>
        <table:table-row table:style-name="TableLine93953553147392"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</table:table-row>
        <table:table-row table:style-name="TableLine93953553147744">
          <table:table-cell table:style-name="Table3.A1" office:value-type="string">
            <text:p text:style-name="P30"><text:bookmark-start text:name="__DdeLink__2043_3079042415"/><text:span text:style-name="T12">activity_</text:span><text:span text:style-name="T9">mokus</text:span><text:span text:style-name="T1">_</text:span><text:span text:style-name="T5">altalanos_tudnivalok</text:span><text:span text:style-name="T1">.java</text:span><text:bookmark-end text:name="__DdeLink__2043_3079042415"/></text:p>
          </table:table-cell>
          <table:table-cell table:style-name="Table3.A1" office:value-type="string">
            <text:p text:style-name="P28"><text:span text:style-name="T11">layout</text:span><text:bookmark-start text:name="__DdeLink__1609_1725618087"/><text:span text:style-name="T4">_</text:span><text:span text:style-name="T9">mokus</text:span><text:span text:style-name="T1">_</text:span><text:span text:style-name="T4">altalanos_tudnivalok</text:span><text:span text:style-name="T1">.</text:span><text:span text:style-name="T4">xml</text:span><text:bookmark-end text:name="__DdeLink__1609_1725618087"/></text:p>
          </table:table-cell>
        </table:table-row>
        <table:table-row table:style-name="TableLine93953553148272"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</table:table-row>
        <table:table-row table:style-name="Table3.5">
          <table:table-cell table:style-name="Table3.A1" office:value-type="string">
            <text:p text:style-name="P10"><text:bookmark-start text:name="__DdeLink__2045_3079042415"/><text:span text:style-name="T12">activity_</text:span><text:span text:style-name="T9">mokus</text:span>_<text:span text:style-name="T5">gondozas</text:span>.java<text:bookmark-end text:name="__DdeLink__2045_3079042415"/></text:p>
          </table:table-cell>
          <table:table-cell table:style-name="Table3.A1" office:value-type="string">
            <text:p text:style-name="P4"><text:span text:style-name="T11">layout</text:span><text:bookmark-start text:name="__DdeLink__1611_1725618087"/><text:span text:style-name="T4">_</text:span><text:span text:style-name="T9">mokus</text:span>_<text:span text:style-name="T5">gondozas.</text:span><text:span text:style-name="T4">xml</text:span><text:bookmark-end text:name="__DdeLink__1611_1725618087"/></text:p>
          </table:table-cell>
        </table:table-row>
        <table:table-row table:style-name="TableLine93953553149712"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</table:table-row>
        <table:table-row table:style-name="Table3.7">
          <table:table-cell table:style-name="Table3.A1" office:value-type="string">
            <text:p text:style-name="P10"><text:bookmark-start text:name="__DdeLink__2047_3079042415"/><text:span text:style-name="T12">activity_</text:span><text:span text:style-name="T9">mokus</text:span>_<text:span text:style-name="T5">taplalas.</text:span>java<text:bookmark-end text:name="__DdeLink__2047_3079042415"/></text:p>
          </table:table-cell>
          <table:table-cell table:style-name="Table3.A1" office:value-type="string">
            <text:p text:style-name="P4"><text:span text:style-name="T11">layout</text:span><text:bookmark-start text:name="__DdeLink__1613_1725618087"/><text:span text:style-name="T4">_</text:span><text:span text:style-name="T9">mokus</text:span><text:span text:style-name="T4">_</text:span><text:span text:style-name="T5">taplalas</text:span>.<text:span text:style-name="T4">xml</text:span><text:bookmark-end text:name="__DdeLink__1613_1725618087"/></text:p>
          </table:table-cell>
        </table:table-row>
        <table:table-row table:style-name="TableLine93953553150944"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</table:table-row>
        <table:table-row table:style-name="TableLine93953553151424">
          <table:table-cell table:style-name="Table3.A1" office:value-type="string">
            <text:p text:style-name="P10"><text:bookmark-start text:name="__DdeLink__2049_3079042415"/><text:span text:style-name="T12">activity_</text:span><text:span text:style-name="T9">mokus</text:span>_<text:span text:style-name="T5">betegsegek</text:span>.java<text:bookmark-end text:name="__DdeLink__2049_3079042415"/></text:p>
          </table:table-cell>
          <table:table-cell table:style-name="Table3.A1" office:value-type="string">
            <text:p text:style-name="P4"><text:span text:style-name="T11">layout</text:span><text:bookmark-start text:name="__DdeLink__1615_1725618087"/><text:span text:style-name="T4">_</text:span><text:span text:style-name="T9">mokus</text:span>_<text:span text:style-name="T5">betegsegek</text:span>.<text:span text:style-name="T4">xml</text:span><text:bookmark-end text:name="__DdeLink__1615_1725618087"/></text:p>
          </table:table-cell>
        </table:table-row>
        <table:table-row table:style-name="TableLine93953553152064"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</table:table-row>
        <table:table-row table:style-name="TableLine93953553152704">
          <table:table-cell table:style-name="Table3.A1" office:value-type="string">
            <text:p text:style-name="P10"><text:bookmark-start text:name="__DdeLink__2051_3079042415"/><text:span text:style-name="T12">activity_</text:span><text:span text:style-name="T9">mokus</text:span>_<text:span text:style-name="T5">ajanlott_allatorvosok.</text:span>java<text:bookmark-end text:name="__DdeLink__2051_3079042415"/></text:p>
          </table:table-cell>
          <table:table-cell table:style-name="Table3.A1" office:value-type="string">
            <text:p text:style-name="P4"><text:span text:style-name="T11">layout</text:span><text:bookmark-start text:name="__DdeLink__1617_1725618087"/><text:span text:style-name="T5">_</text:span><text:span text:style-name="T9">mokus</text:span>_<text:span text:style-name="T5">ajanlott_allatorvosok.xml</text:span><text:bookmark-end text:name="__DdeLink__1617_1725618087"/></text:p>
          </table:table-cell>
        </table:table-row>
        <table:table-row table:style-name="TableLine93953553153344"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</table:table-row>
        <table:table-row table:style-name="TableLine93953553153984">
          <table:table-cell table:style-name="Table3.A1" office:value-type="string">
            <text:p text:style-name="P10"><text:bookmark-start text:name="__DdeLink__1880_906980834"/><text:bookmark-start text:name="__DdeLink__2053_3079042415"/><text:span text:style-name="T12">activity_</text:span><text:span text:style-name="T9">mokus</text:span>_<text:span text:style-name="T5">mentoszervezetek.</text:span>java<text:bookmark-end text:name="__DdeLink__1880_906980834"/><text:bookmark-end text:name="__DdeLink__2053_3079042415"/></text:p>
          </table:table-cell>
          <table:table-cell table:style-name="Table3.A1" office:value-type="string">
            <text:p text:style-name="P4"><text:bookmark-start text:name="__DdeLink__1878_906980834"/><text:span text:style-name="T11">layout</text:span><text:span text:style-name="T4">_</text:span><text:span text:style-name="T9">mokus</text:span>_<text:span text:style-name="T5">mentoszervezetek</text:span>.<text:span text:style-name="T4">xml</text:span><text:bookmark-end text:name="__DdeLink__1878_906980834"/></text:p>
          </table:table-cell>
        </table:table-row>
        <table:table-row table:style-name="TableLine93953553154784"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4"/>
          </table:table-cell>
        </table:table-row>
      </table:table>
      <text:p text:style-name="P25"/>
      <text:p text:style-name="P25"/>
      <text:p text:style-name="P23"><text:soft-page-break/><text:span text:style-name="T7">Hörcsög</text:span><text:span text:style-name="T6"> menüpontok</text:span></text:p>
      <text:p text:style-name="P25"/>
      <table:table table:name="Table4" table:style-name="Table4">
        <table:table-column table:style-name="Table4.A"/>
        <table:table-column table:style-name="Table4.B"/>
        <table:table-header-rows>
          <table:table-row table:style-name="TableLine93953553156912">
            <table:table-cell table:style-name="Table4.A1" office:value-type="string">
              <text:p text:style-name="P36">.<text:span text:style-name="T4">java</text:span></text:p>
            </table:table-cell>
            <table:table-cell table:style-name="Table4.A1" office:value-type="string">
              <text:p text:style-name="P36">.<text:span text:style-name="T4">xml</text:span></text:p>
            </table:table-cell>
          </table:table-row>
        </table:table-header-rows>
        <table:table-row table:style-name="TableLine93953553196128">
          <table:table-cell table:style-name="Table4.A1" office:value-type="string">
            <text:p text:style-name="P34"/>
          </table:table-cell>
          <table:table-cell table:style-name="Table4.A1" office:value-type="string">
            <text:p text:style-name="P34"/>
          </table:table-cell>
        </table:table-row>
        <table:table-row table:style-name="TableLine93953553196480">
          <table:table-cell table:style-name="Table4.A1" office:value-type="string">
            <text:p text:style-name="P30"><text:bookmark-start text:name="__DdeLink__1882_906980834"/><text:bookmark-start text:name="__DdeLink__2055_3079042415"/><text:span text:style-name="T12">activity_</text:span><text:span text:style-name="T9">horcsog</text:span><text:span text:style-name="T1">_</text:span><text:span text:style-name="T5">altalanos_tudnivalok</text:span><text:span text:style-name="T1">.java</text:span><text:bookmark-end text:name="__DdeLink__1882_906980834"/><text:bookmark-end text:name="__DdeLink__2055_3079042415"/></text:p>
          </table:table-cell>
          <table:table-cell table:style-name="Table4.A1" office:value-type="string">
            <text:p text:style-name="P5"><text:bookmark-start text:name="__DdeLink__1884_906980834"/><text:span text:style-name="T11">layout</text:span><text:span text:style-name="T4">_</text:span><text:span text:style-name="T9">horcsog</text:span>_<text:span text:style-name="T4">altalanos_tudnivalok</text:span>.<text:span text:style-name="T4">xml</text:span><text:bookmark-end text:name="__DdeLink__1884_906980834"/></text:p>
          </table:table-cell>
        </table:table-row>
        <table:table-row table:style-name="TableLine93953553197008">
          <table:table-cell table:style-name="Table4.A1" office:value-type="string">
            <text:p text:style-name="P34"/>
          </table:table-cell>
          <table:table-cell table:style-name="Table4.A1" office:value-type="string">
            <text:p text:style-name="P34"/>
          </table:table-cell>
        </table:table-row>
        <table:table-row table:style-name="TableLine93953553197648">
          <table:table-cell table:style-name="Table4.A1" office:value-type="string">
            <text:p text:style-name="P10"><text:bookmark-start text:name="__DdeLink__1886_906980834"/><text:bookmark-start text:name="__DdeLink__2057_3079042415"/><text:span text:style-name="T12">activity_</text:span><text:span text:style-name="T9">horcsog</text:span>_<text:span text:style-name="T5">gondozas</text:span>.java<text:bookmark-end text:name="__DdeLink__1886_906980834"/><text:bookmark-end text:name="__DdeLink__2057_3079042415"/></text:p>
          </table:table-cell>
          <table:table-cell table:style-name="Table4.A1" office:value-type="string">
            <text:p text:style-name="P5"><text:bookmark-start text:name="__DdeLink__1888_906980834"/><text:span text:style-name="T11">layout</text:span><text:span text:style-name="T4">_</text:span><text:span text:style-name="T9">horcsog</text:span>_<text:span text:style-name="T5">gondozas.</text:span><text:span text:style-name="T4">xml</text:span><text:bookmark-end text:name="__DdeLink__1888_906980834"/></text:p>
          </table:table-cell>
        </table:table-row>
        <table:table-row table:style-name="TableLine93953553198288">
          <table:table-cell table:style-name="Table4.A1" office:value-type="string">
            <text:p text:style-name="P34"/>
          </table:table-cell>
          <table:table-cell table:style-name="Table4.A1" office:value-type="string">
            <text:p text:style-name="P34"/>
          </table:table-cell>
        </table:table-row>
        <table:table-row table:style-name="Table4.7">
          <table:table-cell table:style-name="Table4.A1" office:value-type="string">
            <text:p text:style-name="P10"><text:bookmark-start text:name="__DdeLink__1890_906980834"/><text:bookmark-start text:name="__DdeLink__2059_3079042415"/><text:span text:style-name="T12">activity_</text:span><text:span text:style-name="T9">horcsog</text:span>_<text:span text:style-name="T5">taplalas.</text:span>java<text:bookmark-end text:name="__DdeLink__1890_906980834"/><text:bookmark-end text:name="__DdeLink__2059_3079042415"/></text:p>
          </table:table-cell>
          <table:table-cell table:style-name="Table4.A1" office:value-type="string">
            <text:p text:style-name="P5"><text:bookmark-start text:name="__DdeLink__1892_906980834"/><text:span text:style-name="T11">layout</text:span><text:span text:style-name="T4">_</text:span><text:span text:style-name="T9">horcsog</text:span><text:span text:style-name="T4">_</text:span><text:span text:style-name="T5">taplalas</text:span>.<text:span text:style-name="T4">xml</text:span><text:bookmark-end text:name="__DdeLink__1892_906980834"/></text:p>
          </table:table-cell>
        </table:table-row>
        <table:table-row table:style-name="TableLine93953553199680">
          <table:table-cell table:style-name="Table4.A1" office:value-type="string">
            <text:p text:style-name="P34"/>
          </table:table-cell>
          <table:table-cell table:style-name="Table4.A1" office:value-type="string">
            <text:p text:style-name="P34"/>
          </table:table-cell>
        </table:table-row>
        <table:table-row table:style-name="TableLine93953553200160">
          <table:table-cell table:style-name="Table4.A1" office:value-type="string">
            <text:p text:style-name="P10"><text:bookmark-start text:name="__DdeLink__1896_906980834"/><text:bookmark-start text:name="__DdeLink__2061_3079042415"/><text:span text:style-name="T12">activity_</text:span><text:span text:style-name="T9">horcsog</text:span>_<text:span text:style-name="T5">betegsegek</text:span>.java<text:bookmark-end text:name="__DdeLink__1896_906980834"/><text:bookmark-end text:name="__DdeLink__2061_3079042415"/></text:p>
          </table:table-cell>
          <table:table-cell table:style-name="Table4.A1" office:value-type="string">
            <text:p text:style-name="P5"><text:bookmark-start text:name="__DdeLink__1894_906980834"/><text:span text:style-name="T11">layout</text:span><text:span text:style-name="T4">_</text:span><text:span text:style-name="T9">horcsog</text:span>_<text:span text:style-name="T5">betegsegek</text:span>.<text:span text:style-name="T4">xml</text:span><text:bookmark-end text:name="__DdeLink__1894_906980834"/></text:p>
          </table:table-cell>
        </table:table-row>
        <table:table-row table:style-name="TableLine93953553200800">
          <table:table-cell table:style-name="Table4.A1" office:value-type="string">
            <text:p text:style-name="P34"/>
          </table:table-cell>
          <table:table-cell table:style-name="Table4.A1" office:value-type="string">
            <text:p text:style-name="P34"/>
          </table:table-cell>
        </table:table-row>
        <table:table-row table:style-name="TableLine93953553201440">
          <table:table-cell table:style-name="Table4.A1" office:value-type="string">
            <text:p text:style-name="P10"><text:bookmark-start text:name="__DdeLink__1898_906980834"/><text:bookmark-start text:name="__DdeLink__2063_3079042415"/><text:span text:style-name="T12">activity_</text:span><text:span text:style-name="T9">horcsog</text:span>_<text:span text:style-name="T5">ajanlott_allatorvosok.</text:span>java<text:bookmark-end text:name="__DdeLink__1898_906980834"/><text:bookmark-end text:name="__DdeLink__2063_3079042415"/></text:p>
          </table:table-cell>
          <table:table-cell table:style-name="Table4.A1" office:value-type="string">
            <text:p text:style-name="P5"><text:bookmark-start text:name="__DdeLink__1900_906980834"/><text:span text:style-name="T11">layout</text:span><text:span text:style-name="T5">_</text:span><text:span text:style-name="T9">horcsog</text:span>_<text:span text:style-name="T5">ajanlott_allatorvosok.xml</text:span><text:bookmark-end text:name="__DdeLink__1900_906980834"/></text:p>
          </table:table-cell>
        </table:table-row>
        <table:table-row table:style-name="TableLine93953553202080">
          <table:table-cell table:style-name="Table4.A1" office:value-type="string">
            <text:p text:style-name="P34"/>
          </table:table-cell>
          <table:table-cell table:style-name="Table4.A1" office:value-type="string">
            <text:p text:style-name="P34"/>
          </table:table-cell>
        </table:table-row>
        <table:table-row table:style-name="TableLine93953553202720">
          <table:table-cell table:style-name="Table4.A1" office:value-type="string">
            <text:p text:style-name="P10"><text:bookmark-start text:name="__DdeLink__1902_906980834"/><text:bookmark-start text:name="__DdeLink__2065_3079042415"/><text:span text:style-name="T12">activity_</text:span><text:span text:style-name="T9">horcsog</text:span>_<text:span text:style-name="T5">mentoszervezetek.</text:span>java<text:bookmark-end text:name="__DdeLink__1902_906980834"/><text:bookmark-end text:name="__DdeLink__2065_3079042415"/></text:p>
          </table:table-cell>
          <table:table-cell table:style-name="Table4.A1" office:value-type="string">
            <text:p text:style-name="P5"><text:bookmark-start text:name="__DdeLink__1905_906980834"/><text:span text:style-name="T11">layout</text:span><text:span text:style-name="T4">_</text:span><text:span text:style-name="T9">horcsog</text:span>_<text:span text:style-name="T5">mentoszervezetek</text:span>.<text:span text:style-name="T4">xml</text:span><text:bookmark-end text:name="__DdeLink__1905_906980834"/></text:p>
          </table:table-cell>
        </table:table-row>
        <table:table-row table:style-name="TableLine93953553203520">
          <table:table-cell table:style-name="Table4.A1" office:value-type="string">
            <text:p text:style-name="P34"/>
          </table:table-cell>
          <table:table-cell table:style-name="Table4.A1" office:value-type="string">
            <text:p text:style-name="P34"/>
          </table:table-cell>
        </table:table-row>
      </table:table>
      <text:p text:style-name="P25"/>
      <text:p text:style-name="P23"><text:span text:style-name="T7">Egér</text:span><text:span text:style-name="T6"> menüpontok</text:span></text:p>
      <text:p text:style-name="P19"/>
      <table:table table:name="Table5" table:style-name="Table5">
        <table:table-column table:style-name="Table5.A"/>
        <table:table-column table:style-name="Table5.B"/>
        <table:table-header-rows>
          <table:table-row table:style-name="TableLine93953553205296">
            <table:table-cell table:style-name="Table5.A1" office:value-type="string">
              <text:p text:style-name="P36">.<text:span text:style-name="T4">java</text:span></text:p>
            </table:table-cell>
            <table:table-cell table:style-name="Table5.A1" office:value-type="string">
              <text:p text:style-name="P36">.<text:span text:style-name="T4">xml</text:span></text:p>
            </table:table-cell>
          </table:table-row>
        </table:table-header-rows>
        <table:table-row table:style-name="TableLine93953553241712">
          <table:table-cell table:style-name="Table5.A1" office:value-type="string">
            <text:p text:style-name="P34"/>
          </table:table-cell>
          <table:table-cell table:style-name="Table5.A1" office:value-type="string">
            <text:p text:style-name="P34"/>
          </table:table-cell>
        </table:table-row>
        <table:table-row table:style-name="TableLine93953553242064">
          <table:table-cell table:style-name="Table5.A1" office:value-type="string">
            <text:p text:style-name="P30"><text:bookmark-start text:name="__DdeLink__1907_906980834"/><text:bookmark-start text:name="__DdeLink__2067_3079042415"/><text:span text:style-name="T12">activity_</text:span><text:span text:style-name="T9">eger</text:span><text:span text:style-name="T1">_</text:span><text:span text:style-name="T5">altalanos_tudnivalok</text:span><text:span text:style-name="T1">.java</text:span><text:bookmark-end text:name="__DdeLink__1907_906980834"/><text:bookmark-end text:name="__DdeLink__2067_3079042415"/></text:p>
          </table:table-cell>
          <table:table-cell table:style-name="Table5.A1" office:value-type="string">
            <text:p text:style-name="P5"><text:bookmark-start text:name="__DdeLink__1909_906980834"/><text:span text:style-name="T11">layout</text:span><text:span text:style-name="T4">_</text:span><text:span text:style-name="T9">eger</text:span>_<text:span text:style-name="T4">altalanos_tudnivalok</text:span>.<text:span text:style-name="T4">xml</text:span><text:bookmark-end text:name="__DdeLink__1909_906980834"/></text:p>
          </table:table-cell>
        </table:table-row>
        <table:table-row table:style-name="TableLine93953553242592">
          <table:table-cell table:style-name="Table5.A1" office:value-type="string">
            <text:p text:style-name="P34"/>
          </table:table-cell>
          <table:table-cell table:style-name="Table5.A1" office:value-type="string">
            <text:p text:style-name="P34"/>
          </table:table-cell>
        </table:table-row>
        <table:table-row table:style-name="TableLine93953553243232">
          <table:table-cell table:style-name="Table5.A1" office:value-type="string">
            <text:p text:style-name="P10"><text:bookmark-start text:name="__DdeLink__1911_906980834"/><text:bookmark-start text:name="__DdeLink__2069_3079042415"/><text:span text:style-name="T12">activity_</text:span><text:span text:style-name="T9">eger</text:span>_<text:span text:style-name="T5">gondozas</text:span>.java<text:bookmark-end text:name="__DdeLink__1911_906980834"/><text:bookmark-end text:name="__DdeLink__2069_3079042415"/></text:p>
          </table:table-cell>
          <table:table-cell table:style-name="Table5.A1" office:value-type="string">
            <text:p text:style-name="P5"><text:bookmark-start text:name="__DdeLink__1913_906980834"/><text:span text:style-name="T11">layout</text:span><text:span text:style-name="T4">_</text:span><text:span text:style-name="T9">eger</text:span>_<text:span text:style-name="T5">gondozas.</text:span><text:span text:style-name="T4">xml</text:span><text:bookmark-end text:name="__DdeLink__1913_906980834"/></text:p>
          </table:table-cell>
        </table:table-row>
        <table:table-row table:style-name="TableLine93953553243872">
          <table:table-cell table:style-name="Table5.A1" office:value-type="string">
            <text:p text:style-name="P34"/>
          </table:table-cell>
          <table:table-cell table:style-name="Table5.A1" office:value-type="string">
            <text:p text:style-name="P34"/>
          </table:table-cell>
        </table:table-row>
        <table:table-row table:style-name="Table5.7">
          <table:table-cell table:style-name="Table5.A1" office:value-type="string">
            <text:p text:style-name="P10"><text:bookmark-start text:name="__DdeLink__1915_906980834"/><text:bookmark-start text:name="__DdeLink__2071_3079042415"/><text:span text:style-name="T12">activity_</text:span><text:span text:style-name="T9">eger</text:span>_<text:span text:style-name="T5">taplalas.</text:span>java<text:bookmark-end text:name="__DdeLink__1915_906980834"/><text:bookmark-end text:name="__DdeLink__2071_3079042415"/></text:p>
          </table:table-cell>
          <table:table-cell table:style-name="Table5.A1" office:value-type="string">
            <text:p text:style-name="P5"><text:bookmark-start text:name="__DdeLink__1917_906980834"/><text:span text:style-name="T11">layout</text:span><text:span text:style-name="T4">_</text:span><text:span text:style-name="T9">eger</text:span><text:span text:style-name="T4">_</text:span><text:span text:style-name="T5">taplalas</text:span>.<text:span text:style-name="T4">xml</text:span><text:bookmark-end text:name="__DdeLink__1917_906980834"/></text:p>
          </table:table-cell>
        </table:table-row>
        <table:table-row table:style-name="TableLine93953553245264">
          <table:table-cell table:style-name="Table5.A1" office:value-type="string">
            <text:p text:style-name="P34"/>
          </table:table-cell>
          <table:table-cell table:style-name="Table5.A1" office:value-type="string">
            <text:p text:style-name="P34"/>
          </table:table-cell>
        </table:table-row>
        <table:table-row table:style-name="TableLine93953553245744">
          <table:table-cell table:style-name="Table5.A1" office:value-type="string">
            <text:p text:style-name="P10"><text:bookmark-start text:name="__DdeLink__1919_906980834"/><text:bookmark-start text:name="__DdeLink__2073_3079042415"/><text:span text:style-name="T12">activity_</text:span><text:span text:style-name="T9">eger</text:span>_<text:span text:style-name="T5">betegsegek</text:span>.java<text:bookmark-end text:name="__DdeLink__1919_906980834"/><text:bookmark-end text:name="__DdeLink__2073_3079042415"/></text:p>
          </table:table-cell>
          <table:table-cell table:style-name="Table5.A1" office:value-type="string">
            <text:p text:style-name="P5"><text:span text:style-name="T11">layout</text:span><text:span text:style-name="T4">_</text:span><text:span text:style-name="T9">eger</text:span>_<text:span text:style-name="T5">betegsegek</text:span>.<text:span text:style-name="T4">xml</text:span></text:p>
          </table:table-cell>
        </table:table-row>
        <table:table-row table:style-name="TableLine93953553246656">
          <table:table-cell table:style-name="Table5.A1" office:value-type="string">
            <text:p text:style-name="P34"/>
          </table:table-cell>
          <table:table-cell table:style-name="Table5.A1" office:value-type="string">
            <text:p text:style-name="P34"/>
          </table:table-cell>
        </table:table-row>
        <table:table-row table:style-name="TableLine93953553247296">
          <table:table-cell table:style-name="Table5.A1" office:value-type="string">
            <text:p text:style-name="P10"><text:bookmark-start text:name="__DdeLink__1922_906980834"/><text:bookmark-start text:name="__DdeLink__2075_3079042415"/><text:span text:style-name="T12">activity_</text:span><text:span text:style-name="T9">eger</text:span>_<text:span text:style-name="T5">ajanlott_allatorvosok.</text:span>java<text:bookmark-end text:name="__DdeLink__1922_906980834"/><text:bookmark-end text:name="__DdeLink__2075_3079042415"/></text:p>
          </table:table-cell>
          <table:table-cell table:style-name="Table5.A1" office:value-type="string">
            <text:p text:style-name="P5"><text:span text:style-name="T11">layout</text:span><text:span text:style-name="T5">_</text:span><text:span text:style-name="T9">eger</text:span>_<text:span text:style-name="T5">ajanlott_allatorvosok.xml</text:span></text:p>
          </table:table-cell>
        </table:table-row>
        <table:table-row table:style-name="TableLine93953553247936">
          <table:table-cell table:style-name="Table5.A1" office:value-type="string">
            <text:p text:style-name="P34"/>
          </table:table-cell>
          <table:table-cell table:style-name="Table5.A1" office:value-type="string">
            <text:p text:style-name="P34"/>
          </table:table-cell>
        </table:table-row>
        <table:table-row table:style-name="TableLine93953553248576">
          <table:table-cell table:style-name="Table5.A1" office:value-type="string">
            <text:p text:style-name="P10"><text:bookmark-start text:name="__DdeLink__1924_906980834"/><text:bookmark-start text:name="__DdeLink__2077_3079042415"/><text:span text:style-name="T12">activity_</text:span><text:span text:style-name="T9">eger</text:span>_<text:span text:style-name="T5">mentoszervezetek.</text:span>java<text:bookmark-end text:name="__DdeLink__1924_906980834"/><text:bookmark-end text:name="__DdeLink__2077_3079042415"/></text:p>
          </table:table-cell>
          <table:table-cell table:style-name="Table5.A1" office:value-type="string">
            <text:p text:style-name="P5"><text:span text:style-name="T11">layout</text:span><text:span text:style-name="T4">_</text:span><text:span text:style-name="T9">eger</text:span>_<text:span text:style-name="T5">mentoszervezetek</text:span>.<text:span text:style-name="T4">xml</text:span></text:p>
          </table:table-cell>
        </table:table-row>
        <table:table-row table:style-name="TableLine93953553249376">
          <table:table-cell table:style-name="Table5.A1" office:value-type="string">
            <text:p text:style-name="P34"/>
          </table:table-cell>
          <table:table-cell table:style-name="Table5.A1" office:value-type="string">
            <text:p text:style-name="P34"/>
          </table:table-cell>
        </table:table-row>
      </table:table>
      <text:p text:style-name="P25"/>
      <text:p text:style-name="P23"><text:span text:style-name="T8">Tengeri malac</text:span><text:span text:style-name="T6"> menüpontok</text:span></text:p>
      <text:p text:style-name="P19"/>
      <table:table table:name="Table6" table:style-name="Table6">
        <table:table-column table:style-name="Table6.A"/>
        <table:table-column table:style-name="Table6.B"/>
        <table:table-header-rows>
          <table:table-row table:style-name="TableLine93953553251152">
            <table:table-cell table:style-name="Table6.A1" office:value-type="string">
              <text:p text:style-name="P36">.<text:span text:style-name="T4">java</text:span></text:p>
            </table:table-cell>
            <table:table-cell table:style-name="Table6.A1" office:value-type="string">
              <text:p text:style-name="P36">.<text:span text:style-name="T4">xml</text:span></text:p>
            </table:table-cell>
          </table:table-row>
        </table:table-header-rows>
        <table:table-row table:style-name="TableLine93953553285536">
          <table:table-cell table:style-name="Table6.A1" office:value-type="string">
            <text:p text:style-name="P34"/>
          </table:table-cell>
          <table:table-cell table:style-name="Table6.A1" office:value-type="string">
            <text:p text:style-name="P34"/>
          </table:table-cell>
        </table:table-row>
        <table:table-row table:style-name="TableLine93953553285888">
          <table:table-cell table:style-name="Table6.A1" office:value-type="string">
            <text:p text:style-name="P31"><text:bookmark-start text:name="__DdeLink__1927_906980834"/><text:bookmark-start text:name="__DdeLink__2079_3079042415"/><text:span text:style-name="T12">activity_</text:span><text:span text:style-name="T10">tengeri_malac</text:span><text:span text:style-name="T1">_</text:span><text:span text:style-name="T5">altalanos_tudnivalok</text:span><text:span text:style-name="T1">.java</text:span><text:bookmark-end text:name="__DdeLink__1927_906980834"/><text:bookmark-end text:name="__DdeLink__2079_3079042415"/></text:p>
          </table:table-cell>
          <table:table-cell table:style-name="Table6.A1" office:value-type="string">
            <text:p text:style-name="P5"><text:span text:style-name="T11">layout</text:span><text:span text:style-name="T4">_</text:span><text:span text:style-name="T10">tengeri_malac</text:span>_<text:span text:style-name="T4">altalanos_tudnivalok</text:span>.<text:span text:style-name="T4">xml</text:span></text:p>
          </table:table-cell>
        </table:table-row>
        <table:table-row table:style-name="TableLine93953553286416">
          <table:table-cell table:style-name="Table6.A1" office:value-type="string">
            <text:p text:style-name="P34"/>
          </table:table-cell>
          <table:table-cell table:style-name="Table6.A1" office:value-type="string">
            <text:p text:style-name="P34"/>
          </table:table-cell>
        </table:table-row>
        <table:table-row table:style-name="TableLine93953553287056">
          <table:table-cell table:style-name="Table6.A1" office:value-type="string">
            <text:p text:style-name="P11"><text:bookmark-start text:name="__DdeLink__1929_906980834"/><text:bookmark-start text:name="__DdeLink__2081_3079042415"/><text:span text:style-name="T12">activity_</text:span><text:span text:style-name="T10">tengeri_malac</text:span>_<text:span text:style-name="T5">gondozas</text:span>.java<text:bookmark-end text:name="__DdeLink__1929_906980834"/><text:bookmark-end text:name="__DdeLink__2081_3079042415"/></text:p>
          </table:table-cell>
          <table:table-cell table:style-name="Table6.A1" office:value-type="string">
            <text:p text:style-name="P5"><text:span text:style-name="T11">layout</text:span><text:span text:style-name="T4">_</text:span><text:span text:style-name="T10">tengeri_malac</text:span>_<text:span text:style-name="T5">gondozas.</text:span><text:span text:style-name="T4">xml</text:span></text:p>
          </table:table-cell>
        </table:table-row>
        <table:table-row table:style-name="TableLine93953553287696">
          <table:table-cell table:style-name="Table6.A1" office:value-type="string">
            <text:p text:style-name="P34"/>
          </table:table-cell>
          <table:table-cell table:style-name="Table6.A1" office:value-type="string">
            <text:p text:style-name="P34"/>
          </table:table-cell>
        </table:table-row>
        <table:table-row table:style-name="Table6.7">
          <table:table-cell table:style-name="Table6.A1" office:value-type="string">
            <text:p text:style-name="P11"><text:bookmark-start text:name="__DdeLink__1931_906980834"/><text:bookmark-start text:name="__DdeLink__2084_3079042415"/><text:span text:style-name="T12">activity_</text:span><text:span text:style-name="T10">tengeri_malac</text:span>_<text:span text:style-name="T5">taplalas.</text:span>java<text:bookmark-end text:name="__DdeLink__1931_906980834"/><text:bookmark-end text:name="__DdeLink__2084_3079042415"/></text:p>
          </table:table-cell>
          <table:table-cell table:style-name="Table6.A1" office:value-type="string">
            <text:p text:style-name="P5"><text:span text:style-name="T11">layout</text:span><text:span text:style-name="T4">_</text:span><text:span text:style-name="T10">tengeri_malac</text:span><text:span text:style-name="T4">_</text:span><text:span text:style-name="T5">taplalas</text:span>.<text:span text:style-name="T4">xml</text:span></text:p>
          </table:table-cell>
        </table:table-row>
        <table:table-row table:style-name="TableLine93953553289088">
          <table:table-cell table:style-name="Table6.A1" office:value-type="string">
            <text:p text:style-name="P34"/>
          </table:table-cell>
          <table:table-cell table:style-name="Table6.A1" office:value-type="string">
            <text:p text:style-name="P34"/>
          </table:table-cell>
        </table:table-row>
        <table:table-row table:style-name="TableLine93953553289568">
          <table:table-cell table:style-name="Table6.A1" office:value-type="string">
            <text:p text:style-name="P11"><text:bookmark-start text:name="__DdeLink__1933_906980834"/><text:bookmark-start text:name="__DdeLink__2086_3079042415"/><text:span text:style-name="T12">activity_</text:span><text:span text:style-name="T10">tengeri_malac</text:span>_<text:span text:style-name="T5">betegsegek</text:span>.java<text:bookmark-end text:name="__DdeLink__1933_906980834"/><text:bookmark-end text:name="__DdeLink__2086_3079042415"/></text:p>
          </table:table-cell>
          <table:table-cell table:style-name="Table6.A1" office:value-type="string">
            <text:p text:style-name="P5"><text:span text:style-name="T11">layout</text:span><text:span text:style-name="T4">_</text:span><text:span text:style-name="T10">tengeri_malac</text:span>_<text:span text:style-name="T5">betegsegek</text:span>.<text:span text:style-name="T4">xml</text:span></text:p>
          </table:table-cell>
        </table:table-row>
        <table:table-row table:style-name="TableLine93953553290480">
          <table:table-cell table:style-name="Table6.A1" office:value-type="string">
            <text:p text:style-name="P34"/>
          </table:table-cell>
          <table:table-cell table:style-name="Table6.A1" office:value-type="string">
            <text:p text:style-name="P34"/>
          </table:table-cell>
        </table:table-row>
        <table:table-row table:style-name="TableLine93953553291120">
          <table:table-cell table:style-name="Table6.A1" office:value-type="string">
            <text:p text:style-name="P11"><text:bookmark-start text:name="__DdeLink__1935_906980834"/><text:bookmark-start text:name="__DdeLink__2088_3079042415"/><text:span text:style-name="T12">activity_</text:span><text:span text:style-name="T10">tengeri_malac</text:span>_<text:span text:style-name="T5">ajanlott_allatorvosok.</text:span>java<text:bookmark-end text:name="__DdeLink__1935_906980834"/><text:bookmark-end text:name="__DdeLink__2088_3079042415"/></text:p>
          </table:table-cell>
          <table:table-cell table:style-name="Table6.A1" office:value-type="string">
            <text:p text:style-name="P5"><text:span text:style-name="T11">layout</text:span><text:span text:style-name="T5">_</text:span><text:span text:style-name="T10">tengeri_malac</text:span>_<text:span text:style-name="T5">ajanlott_allatorvosok.xml</text:span></text:p>
          </table:table-cell>
        </table:table-row>
        <table:table-row table:style-name="TableLine93953553291760">
          <table:table-cell table:style-name="Table6.A1" office:value-type="string">
            <text:p text:style-name="P34"/>
          </table:table-cell>
          <table:table-cell table:style-name="Table6.A1" office:value-type="string">
            <text:p text:style-name="P34"/>
          </table:table-cell>
        </table:table-row>
        <table:table-row table:style-name="TableLine93953553292400">
          <table:table-cell table:style-name="Table6.A1" office:value-type="string">
            <text:p text:style-name="P11"><text:bookmark-start text:name="__DdeLink__1937_906980834"/><text:bookmark-start text:name="__DdeLink__2090_3079042415"/><text:span text:style-name="T12">activity_</text:span><text:span text:style-name="T10">tengeri_malac</text:span>_<text:span text:style-name="T5">mentoszervezetek.</text:span>java<text:bookmark-end text:name="__DdeLink__1937_906980834"/><text:bookmark-end text:name="__DdeLink__2090_3079042415"/></text:p>
          </table:table-cell>
          <table:table-cell table:style-name="Table6.A1" office:value-type="string">
            <text:p text:style-name="P6"><text:span text:style-name="T11">layout</text:span><text:span text:style-name="T4">_</text:span><text:span text:style-name="T10">tengeri_malac</text:span>_<text:span text:style-name="T5">mentoszervezetek</text:span>.<text:span text:style-name="T4">xml</text:span></text:p>
          </table:table-cell>
        </table:table-row>
        <table:table-row table:style-name="TableLine93953553293200">
          <table:table-cell table:style-name="Table6.A1" office:value-type="string">
            <text:p text:style-name="P34"/>
          </table:table-cell>
          <table:table-cell table:style-name="Table6.A1" office:value-type="string">
            <text:p text:style-name="P34"/>
          </table:table-cell>
        </table:table-row>
      </table:table>
      <text:p text:style-name="P25"/>
      <text:p text:style-name="P25"/>
      <text:p text:style-name="P24"><text:soft-page-break/><text:span text:style-name="T8">Nyúl</text:span><text:span text:style-name="T6"> menüpontok</text:span></text:p>
      <text:p text:style-name="P20"/>
      <table:table table:name="Table7" table:style-name="Table7">
        <table:table-column table:style-name="Table7.A"/>
        <table:table-column table:style-name="Table7.B"/>
        <table:table-header-rows>
          <table:table-row table:style-name="TableLine93953553295328">
            <table:table-cell table:style-name="Table7.A1" office:value-type="string">
              <text:p text:style-name="P36">.<text:span text:style-name="T4">java</text:span></text:p>
            </table:table-cell>
            <table:table-cell table:style-name="Table7.A1" office:value-type="string">
              <text:p text:style-name="P36">.<text:span text:style-name="T4">xml</text:span></text:p>
            </table:table-cell>
          </table:table-row>
        </table:table-header-rows>
        <table:table-row table:style-name="TableLine93953553330128">
          <table:table-cell table:style-name="Table7.A1" office:value-type="string">
            <text:p text:style-name="P34"/>
          </table:table-cell>
          <table:table-cell table:style-name="Table7.A1" office:value-type="string">
            <text:p text:style-name="P34"/>
          </table:table-cell>
        </table:table-row>
        <table:table-row table:style-name="TableLine93953553330480">
          <table:table-cell table:style-name="Table7.A1" office:value-type="string">
            <text:p text:style-name="P32"><text:bookmark-start text:name="__DdeLink__1939_906980834"/><text:bookmark-start text:name="__DdeLink__2092_3079042415"/><text:span text:style-name="T12">activity_</text:span><text:span text:style-name="T10">nyul</text:span><text:span text:style-name="T1">_</text:span><text:span text:style-name="T5">altalanos_tudnivalok</text:span><text:span text:style-name="T1">.java</text:span><text:bookmark-end text:name="__DdeLink__1939_906980834"/><text:bookmark-end text:name="__DdeLink__2092_3079042415"/></text:p>
          </table:table-cell>
          <table:table-cell table:style-name="Table7.A1" office:value-type="string">
            <text:p text:style-name="P6"><text:span text:style-name="T11">layout</text:span><text:span text:style-name="T4">_</text:span><text:span text:style-name="T10">nyul</text:span>_<text:span text:style-name="T4">altalanos_tudnivalok</text:span>.<text:span text:style-name="T4">xml</text:span></text:p>
          </table:table-cell>
        </table:table-row>
        <table:table-row table:style-name="TableLine93953553331008">
          <table:table-cell table:style-name="Table7.A1" office:value-type="string">
            <text:p text:style-name="P34"/>
          </table:table-cell>
          <table:table-cell table:style-name="Table7.A1" office:value-type="string">
            <text:p text:style-name="P34"/>
          </table:table-cell>
        </table:table-row>
        <table:table-row table:style-name="TableLine93953553331648">
          <table:table-cell table:style-name="Table7.A1" office:value-type="string">
            <text:p text:style-name="P12"><text:bookmark-start text:name="__DdeLink__1941_906980834"/><text:bookmark-start text:name="__DdeLink__2094_3079042415"/><text:span text:style-name="T12">activity_</text:span><text:span text:style-name="T10">nyul</text:span>_<text:span text:style-name="T5">gondozas</text:span>.java<text:bookmark-end text:name="__DdeLink__1941_906980834"/><text:bookmark-end text:name="__DdeLink__2094_3079042415"/></text:p>
          </table:table-cell>
          <table:table-cell table:style-name="Table7.A1" office:value-type="string">
            <text:p text:style-name="P6"><text:span text:style-name="T11">layout</text:span><text:span text:style-name="T4">_</text:span><text:span text:style-name="T10">nyul</text:span>_<text:span text:style-name="T5">gondozas.</text:span><text:span text:style-name="T4">xml</text:span></text:p>
          </table:table-cell>
        </table:table-row>
        <table:table-row table:style-name="TableLine93953553332288">
          <table:table-cell table:style-name="Table7.A1" office:value-type="string">
            <text:p text:style-name="P34"/>
          </table:table-cell>
          <table:table-cell table:style-name="Table7.A1" office:value-type="string">
            <text:p text:style-name="P34"/>
          </table:table-cell>
        </table:table-row>
        <table:table-row table:style-name="Table7.7">
          <table:table-cell table:style-name="Table7.A1" office:value-type="string">
            <text:p text:style-name="P12"><text:bookmark-start text:name="__DdeLink__1943_906980834"/><text:bookmark-start text:name="__DdeLink__2096_3079042415"/><text:span text:style-name="T12">activity_</text:span><text:span text:style-name="T10">nyul</text:span>_<text:span text:style-name="T5">taplalas.</text:span>java<text:bookmark-end text:name="__DdeLink__1943_906980834"/><text:bookmark-end text:name="__DdeLink__2096_3079042415"/></text:p>
          </table:table-cell>
          <table:table-cell table:style-name="Table7.A1" office:value-type="string">
            <text:p text:style-name="P6"><text:span text:style-name="T11">layout</text:span><text:span text:style-name="T4">_</text:span><text:span text:style-name="T10">nyul</text:span><text:span text:style-name="T4">_</text:span><text:span text:style-name="T5">taplalas</text:span>.<text:span text:style-name="T4">xml</text:span></text:p>
          </table:table-cell>
        </table:table-row>
        <table:table-row table:style-name="TableLine93953553333680">
          <table:table-cell table:style-name="Table7.A1" office:value-type="string">
            <text:p text:style-name="P34"/>
          </table:table-cell>
          <table:table-cell table:style-name="Table7.A1" office:value-type="string">
            <text:p text:style-name="P34"/>
          </table:table-cell>
        </table:table-row>
        <table:table-row table:style-name="TableLine93953553334160">
          <table:table-cell table:style-name="Table7.A1" office:value-type="string">
            <text:p text:style-name="P12"><text:bookmark-start text:name="__DdeLink__1945_906980834"/><text:bookmark-start text:name="__DdeLink__2098_3079042415"/><text:span text:style-name="T12">activity_</text:span><text:span text:style-name="T10">nyul</text:span>_<text:span text:style-name="T5">betegsegek</text:span>.java<text:bookmark-end text:name="__DdeLink__1945_906980834"/><text:bookmark-end text:name="__DdeLink__2098_3079042415"/></text:p>
          </table:table-cell>
          <table:table-cell table:style-name="Table7.A1" office:value-type="string">
            <text:p text:style-name="P6"><text:span text:style-name="T11">layout</text:span><text:span text:style-name="T4">_</text:span><text:span text:style-name="T10">nyul</text:span>_<text:span text:style-name="T5">betegsegek</text:span>.<text:span text:style-name="T4">xml</text:span></text:p>
          </table:table-cell>
        </table:table-row>
        <table:table-row table:style-name="TableLine93953553335072">
          <table:table-cell table:style-name="Table7.A1" office:value-type="string">
            <text:p text:style-name="P34"/>
          </table:table-cell>
          <table:table-cell table:style-name="Table7.A1" office:value-type="string">
            <text:p text:style-name="P34"/>
          </table:table-cell>
        </table:table-row>
        <table:table-row table:style-name="TableLine93953553335712">
          <table:table-cell table:style-name="Table7.A1" office:value-type="string">
            <text:p text:style-name="P12"><text:bookmark-start text:name="__DdeLink__1947_906980834"/><text:bookmark-start text:name="__DdeLink__2100_3079042415"/><text:span text:style-name="T12">activity_</text:span><text:span text:style-name="T10">nyul</text:span>_<text:span text:style-name="T5">ajanlott_allatorvosok.</text:span>java<text:bookmark-end text:name="__DdeLink__1947_906980834"/><text:bookmark-end text:name="__DdeLink__2100_3079042415"/></text:p>
          </table:table-cell>
          <table:table-cell table:style-name="Table7.A1" office:value-type="string">
            <text:p text:style-name="P6"><text:span text:style-name="T11">layout</text:span><text:span text:style-name="T5">_</text:span><text:span text:style-name="T10">nyul</text:span>_<text:span text:style-name="T5">ajanlott_allatorvosok.xml</text:span></text:p>
          </table:table-cell>
        </table:table-row>
        <table:table-row table:style-name="TableLine93953553336352">
          <table:table-cell table:style-name="Table7.A1" office:value-type="string">
            <text:p text:style-name="P34"/>
          </table:table-cell>
          <table:table-cell table:style-name="Table7.A1" office:value-type="string">
            <text:p text:style-name="P34"/>
          </table:table-cell>
        </table:table-row>
        <table:table-row table:style-name="TableLine93953553336992">
          <table:table-cell table:style-name="Table7.A1" office:value-type="string">
            <text:p text:style-name="P12"><text:bookmark-start text:name="__DdeLink__1949_906980834"/><text:bookmark-start text:name="__DdeLink__2102_3079042415"/><text:span text:style-name="T12">activity_</text:span><text:span text:style-name="T10">nyul</text:span>_<text:span text:style-name="T5">mentoszervezetek.</text:span>java<text:bookmark-end text:name="__DdeLink__1949_906980834"/><text:bookmark-end text:name="__DdeLink__2102_3079042415"/></text:p>
          </table:table-cell>
          <table:table-cell table:style-name="Table7.A1" office:value-type="string">
            <text:p text:style-name="P6"><text:span text:style-name="T11">layout</text:span><text:span text:style-name="T4">_</text:span><text:span text:style-name="T10">nyul</text:span>_<text:span text:style-name="T5">mentoszervezetek</text:span>.<text:span text:style-name="T4">xml</text:span></text:p>
          </table:table-cell>
        </table:table-row>
        <table:table-row table:style-name="TableLine93953553337792">
          <table:table-cell table:style-name="Table7.A1" office:value-type="string">
            <text:p text:style-name="P34"/>
          </table:table-cell>
          <table:table-cell table:style-name="Table7.A1" office:value-type="string">
            <text:p text:style-name="P34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2T12:49:47.339867115</meta:creation-date>
    <dc:date>2021-12-15T20:46:17.692343983</dc:date>
    <meta:editing-duration>PT3H39M38S</meta:editing-duration>
    <meta:editing-cycles>19</meta:editing-cycles>
    <meta:generator>LibreOffice/6.4.7.2$Linux_X86_64 LibreOffice_project/40$Build-2</meta:generator>
    <meta:document-statistic meta:table-count="9" meta:image-count="0" meta:object-count="0" meta:page-count="4" meta:paragraph-count="142" meta:word-count="154" meta:character-count="3870" meta:non-whitespace-character-count="3858"/>
  </office:meta>
</office:document-meta>
</file>